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ility" table:style-name="ta1">
        <table:shapes>
          <draw:frame draw:z-index="0" draw:style-name="gr1" draw:text-style-name="P1" svg:width="159.99mm" svg:height="89.99mm" svg:x="318.88mm" svg:y="14.54mm">
            <loext:p draw:notify-on-update-of-ranges="utility.A1:utility.A24 utility.B1:utility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8.64mm" svg:height="89.13mm" svg:x="103.76mm" svg:y="14.34mm">
            <loext:p draw:notify-on-update-of-ranges="utility.A1:utility.A24 utility.C1:utility.C24 utility.A1:utility.A24 utility.D1:utility.D24 utility.A1:utility.A24 utility.E1:utility.E24 utility.A1:utility.A24 utility.F1:utility.F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0.52019422396" calcext:value-type="float">
            <text:p>3260,520194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3.58598277449" calcext:value-type="float">
            <text:p>3063,585982774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70.17938934711" calcext:value-type="float">
            <text:p>2770,179389347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18.19415194692" calcext:value-type="float">
            <text:p>2518,194151946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7.99263673156" calcext:value-type="float">
            <text:p>2297,992636731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7.77118007555" calcext:value-type="float">
            <text:p>2097,771180075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4.36426992165" calcext:value-type="float">
            <text:p>1904,364269921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04.13932233033" calcext:value-type="float">
            <text:p>1704,139322330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3.89870130297" calcext:value-type="float">
            <text:p>1483,89870130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1.47849922833" calcext:value-type="float">
            <text:p>1231,478499228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3.186004785447" calcext:value-type="float">
            <text:p>933,186004785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3.742133326673" calcext:value-type="float">
            <text:p>733,742133326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4.653695274253" calcext:value-type="float">
            <text:p>534,653695274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0.249475653421" calcext:value-type="float">
            <text:p>440,249475653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1.006834966301" calcext:value-type="float">
            <text:p>341,006834966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3.84954744092" calcext:value-type="float">
            <text:p>323,8495474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0.644466684033" calcext:value-type="float">
            <text:p>350,6444666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7.459301426219" calcext:value-type="float">
            <text:p>357,45930142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7.459301426219" calcext:value-type="float">
            <text:p>357,45930142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4.274136168405" calcext:value-type="float">
            <text:p>364,27413616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.506021089997" calcext:value-type="float">
            <text:p>400,5060210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5.419147508696" calcext:value-type="float">
            <text:p>385,419147508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2.472381958991" calcext:value-type="float">
            <text:p>292,472381959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 style:data-style-name="N2" text:time-value="01:42:57.981707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1:54:02.512975875</dc:date>
    <meta:editing-duration>PT12M3S</meta:editing-duration>
    <meta:editing-cycles>2</meta:editing-cycles>
    <meta:generator>LibreOffice/5.1.4.2$Linux_X86_64 LibreOffice_project/10m0$Build-2</meta:generator>
    <meta:document-statistic meta:table-count="1" meta:cell-count="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utility.A1:utility.B24" svg:x="0.32cm" svg:y="0.18cm" svg:width="12.508cm" svg:height="8.64cm">
          <chartooo:coordinate-region svg:x="1.312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B1:utility.B24" chart:class="chart:scatter">
            <chart:domain table:cell-range-address="utility.A1:utility.A24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3260.52019422396">
                <text:p>3260.52019422396</text:p>
                <draw:g>
                  <svg:desc>utility.B1:utility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63.58598277449">
                <text:p>3063.58598277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70.17938934711">
                <text:p>2770.17938934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18.19415194692">
                <text:p>2518.19415194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97.99263673156">
                <text:p>2297.99263673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97.77118007555">
                <text:p>2097.77118007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04.36426992165">
                <text:p>1904.36426992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04.13932233033">
                <text:p>1704.13932233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3.89870130297">
                <text:p>1483.89870130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31.47849922833">
                <text:p>1231.4784992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33.186004785447">
                <text:p>933.186004785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33.742133326673">
                <text:p>733.742133326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34.653695274253">
                <text:p>534.653695274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40.249475653421">
                <text:p>440.249475653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41.006834966301">
                <text:p>341.006834966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23.84954744092">
                <text:p>323.84954744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50.644466684033">
                <text:p>350.644466684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57.459301426219">
                <text:p>357.459301426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7.459301426219">
                <text:p>357.459301426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64.274136168405">
                <text:p>364.274136168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00.506021089997">
                <text:p>400.50602108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85.419147508696">
                <text:p>385.419147508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92.472381958991">
                <text:p>292.472381958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65cm" svg:height="8.914cm" xlink:href=".." xlink:type="simple" chart:class="chart:scatter" chart:style-name="ch1">
        <chart:legend chart:legend-position="end" svg:x="16.013cm" svg:y="3.411cm" style:legend-expansion="high" chart:style-name="ch2"/>
        <chart:plot-area chart:style-name="ch3" table:cell-range-address="utility.A1:utility.A24 utility.C1:utility.F24" svg:x="0.377cm" svg:y="0.178cm" svg:width="15.259cm" svg:height="8.558cm">
          <chartooo:coordinate-region svg:x="1.104cm" svg:y="0.377cm" svg:width="14.345cm" svg:height="7.7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C1:utility.C24" chart:class="chart:scatter">
            <chart:domain table:cell-range-address="utility.A1:utility.A24"/>
            <chart:data-point chart:repeated="24"/>
          </chart:series>
          <chart:series chart:style-name="ch7" chart:values-cell-range-address="utility.D1:utility.D24" chart:class="chart:scatter">
            <chart:data-point chart:repeated="24"/>
          </chart:series>
          <chart:series chart:style-name="ch8" chart:values-cell-range-address="utility.E1:utility.E24" chart:class="chart:scatter">
            <chart:data-point chart:repeated="24"/>
          </chart:series>
          <chart:series chart:style-name="ch9" chart:values-cell-range-address="utility.F1:utility.F24" chart:class="chart:scatte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0">
                <text:p>0</text:p>
                <draw:g>
                  <svg:desc>utility.C1:utility.C24</svg:desc>
                </draw:g>
              </table:table-cell>
              <table:table-cell office:value-type="float" office:value="1">
                <text:p>1</text:p>
                <draw:g>
                  <svg:desc>utility.D1:utility.D24</svg:desc>
                </draw:g>
              </table:table-cell>
              <table:table-cell office:value-type="float" office:value="2">
                <text:p>2</text:p>
                <draw:g>
                  <svg:desc>utility.E1:utility.E24</svg:desc>
                </draw:g>
              </table:table-cell>
              <table:table-cell office:value-type="float" office:value="3">
                <text:p>3</text:p>
                <draw:g>
                  <svg:desc>utility.F1:utilit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